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5a80"/>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0000"/>
    </style:style>
    <style:style style:name="gr4" style:family="graphic" style:parent-style-name="standard">
      <style:graphic-properties draw:stroke="none" svg:stroke-width="0.001cm" draw:fill-color="#0096d4"/>
    </style:style>
    <style:style style:name="gr5" style:family="graphic" style:parent-style-name="standard">
      <style:graphic-properties draw:stroke="none" svg:stroke-width="0.001cm" draw:fill-color="#00b4ff"/>
    </style:style>
    <style:style style:name="gr6" style:family="graphic" style:parent-style-name="standard">
      <style:graphic-properties draw:stroke="none" svg:stroke-width="0.001cm" draw:fill-color="#ffffff"/>
    </style:style>
    <style:style style:name="gr7" style:family="graphic" style:parent-style-name="standard">
      <style:graphic-properties svg:stroke-width="0.03cm" svg:stroke-color="#000000" draw:fill="none" draw:fill-color="#ffffff" fo:padding-top="-0.035cm" fo:padding-bottom="-0.035cm" fo:padding-left="-0.035cm" fo:padding-right="-0.035cm"/>
    </style:style>
    <style:style style:name="gr8" style:family="graphic" style:parent-style-name="standard">
      <style:graphic-properties draw:stroke="none" svg:stroke-width="0.03cm" draw:fill-color="#000000"/>
    </style:style>
    <style:style style:name="gr9" style:family="graphic" style:parent-style-name="standard">
      <style:graphic-properties svg:stroke-width="0.051cm" svg:stroke-color="#000000" draw:fill="none" draw:fill-color="#ffffff" fo:padding-top="-0.024cm" fo:padding-bottom="-0.024cm" fo:padding-left="-0.024cm" fo:padding-right="-0.024cm"/>
    </style:style>
    <style:style style:name="gr10" style:family="graphic" style:parent-style-name="standard">
      <style:graphic-properties draw:stroke="none" svg:stroke-width="0.051cm" draw:fill-color="#000000"/>
    </style:style>
    <style:style style:name="gr11" style:family="graphic" style:parent-style-name="standard">
      <style:graphic-properties svg:stroke-width="0.03cm" svg:stroke-color="#ffffff" draw:fill="none" draw:fill-color="#ffffff" fo:padding-top="-0.035cm" fo:padding-bottom="-0.035cm" fo:padding-left="-0.035cm" fo:padding-right="-0.035cm"/>
    </style:style>
    <style:style style:name="gr12" style:family="graphic" style:parent-style-name="standard">
      <style:graphic-properties draw:stroke="none" svg:stroke-width="0.03cm" draw:fill-color="#ffffff"/>
    </style:style>
    <style:style style:name="gr13" style:family="graphic" style:parent-style-name="standard">
      <style:graphic-properties svg:stroke-width="0.051cm" svg:stroke-color="#ffffff" draw:fill="none" draw:fill-color="#ffffff" fo:padding-top="-0.024cm" fo:padding-bottom="-0.024cm" fo:padding-left="-0.024cm" fo:padding-right="-0.024cm"/>
    </style:style>
    <style:style style:name="gr14" style:family="graphic" style:parent-style-name="standard">
      <style:graphic-properties draw:stroke="none" svg:stroke-width="0.051cm" draw:fill-color="#ffffff"/>
    </style:style>
    <style:style style:name="gr15" style:family="graphic" style:parent-style-name="standard">
      <style:graphic-properties draw:stroke="none" svg:stroke-width="0.002cm" draw:fill-color="#ffffff"/>
    </style:style>
  </office:automatic-styles>
  <office:body>
    <office:drawing>
      <draw:page draw:name="page1" draw:style-name="dp1" draw:master-page-name="Default">
        <draw:g>
          <draw:glue-point draw:id="4" svg:x="-2.637cm" svg:y="-5cm"/>
          <draw:glue-point draw:id="5" svg:x="5cm" svg:y="-5cm"/>
          <draw:glue-point draw:id="6" svg:x="1.181cm" svg:y="-5cm"/>
          <draw:glue-point draw:id="7" svg:x="2.848cm" svg:y="-5cm"/>
          <draw:glue-point draw:id="8" svg:x="3.923cm" svg:y="-5cm"/>
          <draw:glue-point draw:id="9" svg:x="-5cm" svg:y="5cm"/>
          <draw:glue-point draw:id="10" svg:x="2.641cm" svg:y="5cm"/>
          <draw:glue-point draw:id="11" svg:x="-1.179cm" svg:y="5cm"/>
          <draw:glue-point draw:id="12" svg:x="-5cm" svg:y="-1.372cm"/>
          <draw:glue-point draw:id="13" svg:x="-5cm" svg:y="1.813cm"/>
          <draw:glue-point draw:id="14" svg:x="5cm" svg:y="1.374cm"/>
          <draw:glue-point draw:id="15" svg:x="5cm" svg:y="-1.813cm"/>
          <draw:glue-point draw:id="16" svg:x="0.565cm" svg:y="-0.833cm"/>
          <draw:polygon draw:style-name="gr1" draw:layer="layout" svg:width="0.756cm" svg:height="2cm" svg:x="2.449cm" svg:y="0cm" svg:viewBox="0 0 757 2001" draw:points="0,726 757,0 757,1275 0,2001">
            <text:p/>
          </draw:polygon>
          <draw:polygon draw:style-name="gr2" draw:layer="layout" svg:width="0.756cm" svg:height="2cm" svg:x="2.449cm" svg:y="0cm" svg:viewBox="0 0 757 2001" draw:points="0,726 757,0 757,1275 0,2001">
            <text:p/>
          </draw:polygon>
          <draw:polygon draw:style-name="gr3" draw:layer="layout" svg:width="0.601cm" svg:height="1.362cm" svg:x="2.537cm" svg:y="0.308cm" svg:viewBox="0 0 602 1363" draw:points="88,395 88,505 223,395 290,571 378,241 513,109 513,0 602,65 513,286 513,197 423,286 334,660 423,857 513,769 513,660 602,725 513,967 513,857 378,988 290,791 223,1120 88,1253 88,1363 0,1297 88,1076 88,1187 178,1076 267,703 178,505 88,592 88,703 0,637">
            <text:p/>
          </draw:polygon>
          <draw:polygon draw:style-name="gr4" draw:layer="layout" svg:width="2.449cm" svg:height="1.274cm" svg:x="0cm" svg:y="0.726cm" svg:viewBox="0 0 2450 1275" draw:points="0,0 0,1275 2450,1275 2450,0">
            <text:p/>
          </draw:polygon>
          <draw:polygon draw:style-name="gr2" draw:layer="layout" svg:width="2.449cm" svg:height="1.274cm" svg:x="0cm" svg:y="0.726cm" svg:viewBox="0 0 2450 1275" draw:points="0,0 0,1275 2450,1275 2450,0">
            <text:p/>
          </draw:polygon>
          <draw:polygon draw:style-name="gr5" draw:layer="layout" svg:width="3.205cm" svg:height="0.726cm" svg:x="0cm" svg:y="0cm" svg:viewBox="0 0 3206 727" draw:points="2449,727 3206,0 757,0 0,727">
            <text:p/>
          </draw:polygon>
          <draw:polygon draw:style-name="gr2" draw:layer="layout" svg:width="3.205cm" svg:height="0.726cm" svg:x="0cm" svg:y="0cm" svg:viewBox="0 0 3206 727" draw:points="2449,727 3206,0 757,0 0,727">
            <text:p/>
          </draw:polygon>
          <draw:polygon draw:style-name="gr3" draw:layer="layout" svg:width="1.046cm" svg:height="0.242cm" svg:x="1.446cm" svg:y="0.33cm" svg:viewBox="0 0 1047 243" draw:points="88,44 0,132 624,132 534,243 1047,110 779,0 713,44">
            <text:p/>
          </draw:polygon>
          <draw:polygon draw:style-name="gr3" draw:layer="layout" svg:width="1.046cm" svg:height="0.263cm" svg:x="1.758cm" svg:y="0.023cm" svg:viewBox="0 0 1047 264" draw:points="88,65 0,154 623,154 512,264 1047,109 757,0 712,65">
            <text:p/>
          </draw:polygon>
          <draw:polygon draw:style-name="gr3" draw:layer="layout" svg:width="1.046cm" svg:height="0.242cm" svg:x="0.356cm" svg:y="0.418cm" svg:viewBox="0 0 1047 243" draw:points="957,198 1047,110 402,110 512,0 0,132 267,243 312,198">
            <text:p/>
          </draw:polygon>
          <draw:polygon draw:style-name="gr3" draw:layer="layout" svg:width="1.046cm" svg:height="0.263cm" svg:x="0.646cm" svg:y="0.11cm" svg:viewBox="0 0 1047 264" draw:points="957,198 1047,109 422,109 534,0 0,154 289,264 334,198">
            <text:p/>
          </draw:polygon>
          <draw:polygon draw:style-name="gr6" draw:layer="layout" svg:width="1.046cm" svg:height="0.242cm" svg:x="1.469cm" svg:y="0.352cm" svg:viewBox="0 0 1047 243" draw:points="87,44 0,132 623,132 534,243 1047,110 779,0 711,44">
            <text:p/>
          </draw:polygon>
          <draw:polygon draw:style-name="gr6" draw:layer="layout" svg:width="1.046cm" svg:height="0.264cm" svg:x="1.781cm" svg:y="0.044cm" svg:viewBox="0 0 1047 265" draw:points="88,66 0,155 623,155 511,265 1047,110 757,0 712,66">
            <text:p/>
          </draw:polygon>
          <draw:polygon draw:style-name="gr6" draw:layer="layout" svg:width="1.046cm" svg:height="0.242cm" svg:x="0.378cm" svg:y="0.44cm" svg:viewBox="0 0 1047 243" draw:points="958,198 1047,110 401,110 512,0 0,132 268,243 312,198">
            <text:p/>
          </draw:polygon>
          <draw:polygon draw:style-name="gr6" draw:layer="layout" svg:width="1.047cm" svg:height="0.264cm" svg:x="0.667cm" svg:y="0.132cm" svg:viewBox="0 0 1048 265" draw:points="957,198 1048,109 424,109 535,0 0,154 290,265 333,198">
            <text:p/>
          </draw:polygon>
          <draw:line draw:style-name="gr7" draw:layer="layout" svg:x1="0.712cm" svg:y1="1.147cm" svg:x2="1.781cm" svg:y2="1.616cm">
            <text:p/>
          </draw:line>
          <draw:line draw:style-name="gr7" draw:layer="layout" svg:x1="0.379cm" svg:y1="1.034cm" svg:x2="2.091cm" svg:y2="1.034cm">
            <text:p/>
          </draw:line>
          <draw:line draw:style-name="gr7" draw:layer="layout" svg:x1="0.379cm" svg:y1="1.704cm" svg:x2="2.091cm" svg:y2="1.704cm">
            <text:p/>
          </draw:line>
          <draw:polygon draw:style-name="gr8" draw:layer="layout" svg:width="0.555cm" svg:height="0.291cm" svg:x="0.201cm" svg:y="0.901cm" svg:viewBox="0 0 556 292" draw:points="0,0 556,0 556,292 0,292">
            <text:p/>
          </draw:polygon>
          <draw:polygon draw:style-name="gr9" draw:layer="layout" svg:width="0.554cm" svg:height="0.29cm" svg:x="0.201cm" svg:y="0.901cm" svg:viewBox="0 0 555 291" draw:points="0,0 555,0 555,291 0,291">
            <text:p/>
          </draw:polygon>
          <draw:polygon draw:style-name="gr10" draw:layer="layout" svg:width="0.533cm" svg:height="0.291cm" svg:x="1.713cm" svg:y="0.901cm" svg:viewBox="0 0 534 292" draw:points="0,0 534,0 534,292 0,292">
            <text:p/>
          </draw:polygon>
          <draw:polygon draw:style-name="gr9" draw:layer="layout" svg:width="0.532cm" svg:height="0.29cm" svg:x="1.713cm" svg:y="0.901cm" svg:viewBox="0 0 533 291" draw:points="0,0 533,0 533,291 0,291">
            <text:p/>
          </draw:polygon>
          <draw:polygon draw:style-name="gr10" draw:layer="layout" svg:width="0.555cm" svg:height="0.291cm" svg:x="0.201cm" svg:y="1.57cm" svg:viewBox="0 0 556 292" draw:points="0,0 556,0 556,292 0,292">
            <text:p/>
          </draw:polygon>
          <draw:polygon draw:style-name="gr9" draw:layer="layout" svg:width="0.554cm" svg:height="0.29cm" svg:x="0.201cm" svg:y="1.57cm" svg:viewBox="0 0 555 291" draw:points="0,0 555,0 555,291 0,291">
            <text:p/>
          </draw:polygon>
          <draw:polygon draw:style-name="gr10" draw:layer="layout" svg:width="0.533cm" svg:height="0.291cm" svg:x="1.713cm" svg:y="1.57cm" svg:viewBox="0 0 534 292" draw:points="0,0 534,0 534,292 0,292">
            <text:p/>
          </draw:polygon>
          <draw:polygon draw:style-name="gr9" draw:layer="layout" svg:width="0.532cm" svg:height="0.29cm" svg:x="1.713cm" svg:y="1.57cm" svg:viewBox="0 0 533 291" draw:points="0,0 533,0 533,291 0,291">
            <text:p/>
          </draw:polygon>
          <draw:line draw:style-name="gr7" draw:layer="layout" svg:x1="1.758cm" svg:y1="1.147cm" svg:x2="0.689cm" svg:y2="1.616cm">
            <text:p/>
          </draw:line>
          <draw:line draw:style-name="gr11" draw:layer="layout" svg:x1="0.735cm" svg:y1="1.168cm" svg:x2="1.802cm" svg:y2="1.638cm">
            <text:p/>
          </draw:line>
          <draw:line draw:style-name="gr11" draw:layer="layout" svg:x1="0.402cm" svg:y1="1.057cm" svg:x2="2.113cm" svg:y2="1.057cm">
            <text:p/>
          </draw:line>
          <draw:line draw:style-name="gr11" draw:layer="layout" svg:x1="0.402cm" svg:y1="1.727cm" svg:x2="2.113cm" svg:y2="1.727cm">
            <text:p/>
          </draw:line>
          <draw:polygon draw:style-name="gr12" draw:layer="layout" svg:width="0.555cm" svg:height="0.291cm" svg:x="0.224cm" svg:y="0.922cm" svg:viewBox="0 0 556 292" draw:points="0,0 556,0 556,292 0,292">
            <text:p/>
          </draw:polygon>
          <draw:polygon draw:style-name="gr13" draw:layer="layout" svg:width="0.554cm" svg:height="0.289cm" svg:x="0.224cm" svg:y="0.922cm" svg:viewBox="0 0 555 290" draw:points="0,0 555,0 555,290 0,290">
            <text:p/>
          </draw:polygon>
          <draw:polygon draw:style-name="gr14" draw:layer="layout" svg:width="0.533cm" svg:height="0.291cm" svg:x="1.735cm" svg:y="0.922cm" svg:viewBox="0 0 534 292" draw:points="0,0 534,0 534,292 0,292">
            <text:p/>
          </draw:polygon>
          <draw:polygon draw:style-name="gr13" draw:layer="layout" svg:width="0.532cm" svg:height="0.289cm" svg:x="1.735cm" svg:y="0.922cm" svg:viewBox="0 0 533 290" draw:points="0,0 533,0 533,290 0,290">
            <text:p/>
          </draw:polygon>
          <draw:polygon draw:style-name="gr14" draw:layer="layout" svg:width="0.555cm" svg:height="0.29cm" svg:x="0.224cm" svg:y="1.593cm" svg:viewBox="0 0 556 291" draw:points="0,0 556,0 556,291 0,291">
            <text:p/>
          </draw:polygon>
          <draw:polygon draw:style-name="gr13" draw:layer="layout" svg:width="0.554cm" svg:height="0.289cm" svg:x="0.224cm" svg:y="1.593cm" svg:viewBox="0 0 555 290" draw:points="0,0 555,0 555,290 0,290">
            <text:p/>
          </draw:polygon>
          <draw:polygon draw:style-name="gr14" draw:layer="layout" svg:width="0.533cm" svg:height="0.29cm" svg:x="1.735cm" svg:y="1.593cm" svg:viewBox="0 0 534 291" draw:points="0,0 534,0 534,291 0,291">
            <text:p/>
          </draw:polygon>
          <draw:polygon draw:style-name="gr13" draw:layer="layout" svg:width="0.532cm" svg:height="0.289cm" svg:x="1.735cm" svg:y="1.593cm" svg:viewBox="0 0 533 290" draw:points="0,0 533,0 533,290 0,290">
            <text:p/>
          </draw:polygon>
          <draw:line draw:style-name="gr11" draw:layer="layout" svg:x1="1.781cm" svg:y1="1.168cm" svg:x2="0.712cm" svg:y2="1.638cm">
            <text:p/>
          </draw:line>
          <draw:polygon draw:style-name="gr15" draw:layer="layout" svg:width="0.6cm" svg:height="1.363cm" svg:x="2.56cm" svg:y="0.33cm" svg:viewBox="0 0 601 1364" draw:points="88,396 88,506 221,396 288,571 378,242 512,110 512,0 601,66 512,285 512,197 422,285 333,659 422,857 512,769 512,659 601,724 512,967 512,857 378,990 288,791 221,1121 88,1253 88,1364 0,1297 88,1077 88,1187 177,1077 266,703 177,506 88,593 88,703 0,638">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MultiSwitch Device</dc:title>
    <meta:creation-date>2011-02-07T16:45:17</meta:creation-date>
    <meta:editing-duration>P0D</meta:editing-duration>
    <meta:editing-cycles>1</meta:editing-cycles>
    <meta:document-statistic meta:object-count="41"/>
    <meta:generator>OpenOffice.org/3.3$Linux OpenOffice.org_project/330m20$Build-9567</meta:generator>
  </office:meta>
</office:document-meta>
</file>